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XSchemaParser.fillDeclaredPrefixes( StartElem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chemaParser.ge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chemaParser.fillXMLAttributes( XMLStreamReader in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AXSchemaParser.parse( XMLStreamReader input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8">
            <text:p text:style-name="Table_20_Contents">8</text:p>
          </table:table-cell>
          <table:table-cell office:value-type="float" office:value="82">
            <text:p text:style-name="Table_20_Contents">82</text:p>
          </table:table-cell>
        </table:table-row>
        <table:table-row>
          <table:table-cell office:value-type="string">
            <text:p text:style-name="Table_20_Contents">StAXSchemaParser.fillDeclaredPrefixes( EndElem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chemaParser.fillDeclaredPrefixes( Iterator namespac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XSchemaParser.reset( SchemaDOMParser schemaDOMParser ,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XSchemaParser.StAXSchema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AXSchemaParser.parse( XMLEventReader input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8">
            <text:p text:style-name="Table_20_Contents">8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StAXSchemaParser.fillXMLAttributes( StartElem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AXSchemaParser.fillProcessingInstruction(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XSchemaParser.fillQName( QName toFill , String uri , String localpart , String prefi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AXSchemaParser.fillDeclaredPrefixes( XMLStream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XSchemaParser.fillQName( QName toFill , javax . xml . namespace . QName toCop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XSchemaParser.sendCharactersToSchemaParser( String str , boolean whitespa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tAXSchemaParser.addNamespaceDeclaratio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